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7.798cm"/>
    </style:style>
    <style:style style:name="Table1.B" style:family="table-column">
      <style:table-column-properties style:column-width="4.38cm"/>
    </style:style>
    <style:style style:name="Table1.C" style:family="table-column">
      <style:table-column-properties style:column-width="3.277cm"/>
    </style:style>
    <style:style style:name="Table1.D" style:family="table-column">
      <style:table-column-properties style:column-width="1.545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fd745" officeooo:paragraph-rsid="001fd745"/>
    </style:style>
    <style:style style:name="P2" style:family="paragraph" style:parent-style-name="Standard">
      <style:text-properties officeooo:rsid="0021daf9" officeooo:paragraph-rsid="0021daf9"/>
    </style:style>
    <style:style style:name="P3" style:family="paragraph" style:parent-style-name="Text_20_body">
      <style:text-properties officeooo:rsid="0023674c" officeooo:paragraph-rsid="0023674c"/>
    </style:style>
    <style:style style:name="P4" style:family="paragraph" style:parent-style-name="Text_20_body">
      <style:text-properties officeooo:paragraph-rsid="0023674c"/>
    </style:style>
    <style:style style:name="P5" style:family="paragraph" style:parent-style-name="Text_20_body">
      <style:paragraph-properties style:border-line-width-bottom="0.012cm 0.012cm 0.012cm" fo:padding="0.074cm" fo:border-left="none" fo:border-right="none" fo:border-top="none" fo:border-bottom="1.05pt double #000000" style:join-border="false"/>
    </style:style>
    <style:style style:name="P6" style:family="paragraph" style:parent-style-name="Table_20_Contents">
      <style:paragraph-properties fo:margin-top="0cm" fo:margin-bottom="0.499cm" loext:contextual-spacing="false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T1" style:family="text">
      <style:text-properties officeooo:rsid="0021daf9"/>
    </style:style>
    <style:style style:name="T2" style:family="text">
      <style:text-properties officeooo:rsid="0023674c"/>
    </style:style>
    <style:style style:name="T3" style:family="text">
      <style:text-properties officeooo:rsid="0026afe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a xlink:type="simple" xlink:href="https://codecentric.github.io/chaos-monkey-spring-boot/1.0.1/#configuration" text:style-name="Internet_20_link" text:visited-style-name="Visited_20_Internet_20_Link"><text:s/>Configuration</text:a></text:h>
      <text:p text:style-name="Text_20_body">Chaos Monkey for Spring Boot can be customized to your planned experiment. You can decide which attacks you want to run and which parts of your application should be attacked.</text:p>
      <text:h text:style-name="Heading_20_3" text:outline-level="3">*<text:a xlink:type="simple" xlink:href="https://codecentric.github.io/chaos-monkey-spring-boot/1.0.1/#_properties" text:style-name="Internet_20_link" text:visited-style-name="Visited_20_Internet_20_Link"> Properties</text:a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Property</text:p>
            </table:table-cell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Values</text:p>
            </table:table-cell>
            <table:table-cell table:style-name="Table1.A1" office:value-type="string">
              <text:p text:style-name="Table_20_Heading">Default</text:p>
            </table:table-cell>
          </table:table-row>
        </table:table-header-rows>
        <table:table-row>
          <table:table-cell table:style-name="Table1.A1" office:value-type="string">
            <text:p text:style-name="P6">chaos.monkey.assaults.level</text:p>
          </table:table-cell>
          <table:table-cell table:style-name="Table1.A1" office:value-type="string">
            <text:p text:style-name="P6">How many requests are to be attacked. 1 each request, 5 each 5th request is attacked</text:p>
          </table:table-cell>
          <table:table-cell table:style-name="Table1.A1" office:value-type="string">
            <text:p text:style-name="P6">1-10</text:p>
          </table:table-cell>
          <table:table-cell table:style-name="Table1.A1" office:value-type="string">
            <text:p text:style-name="P6">5</text:p>
          </table:table-cell>
        </table:table-row>
        <table:table-row>
          <table:table-cell table:style-name="Table1.A1" office:value-type="string">
            <text:p text:style-name="P6">chaos.monkey.assaults.latencyRangeStart</text:p>
          </table:table-cell>
          <table:table-cell table:style-name="Table1.A1" office:value-type="string">
            <text:p text:style-name="P6">Minimum latency in ms added to the request</text:p>
          </table:table-cell>
          <table:table-cell table:style-name="Table1.A1" office:value-type="string">
            <text:p text:style-name="P6">Integer.MIN_VALUE, Integer.MAX_VALUE</text:p>
          </table:table-cell>
          <table:table-cell table:style-name="Table1.A1" office:value-type="string">
            <text:p text:style-name="P6">3000</text:p>
          </table:table-cell>
        </table:table-row>
        <table:table-row>
          <table:table-cell table:style-name="Table1.A1" office:value-type="string">
            <text:p text:style-name="P6">chaos.monkey.assaults.latencyRangeEnd</text:p>
          </table:table-cell>
          <table:table-cell table:style-name="Table1.A1" office:value-type="string">
            <text:p text:style-name="P6">Maximum latency in ms added to the request</text:p>
          </table:table-cell>
          <table:table-cell table:style-name="Table1.A1" office:value-type="string">
            <text:p text:style-name="P6">Integer.MIN_VALUE, Integer.MAX_VALUE</text:p>
          </table:table-cell>
          <table:table-cell table:style-name="Table1.A1" office:value-type="string">
            <text:p text:style-name="P6">15000</text:p>
          </table:table-cell>
        </table:table-row>
        <table:table-row>
          <table:table-cell table:style-name="Table1.A1" office:value-type="string">
            <text:p text:style-name="P6">chaos.monkey.assaults.latencyActive</text:p>
          </table:table-cell>
          <table:table-cell table:style-name="Table1.A1" office:value-type="string">
            <text:p text:style-name="P6">Latency assault active</text:p>
          </table:table-cell>
          <table:table-cell table:style-name="Table1.A1" office:value-type="string">
            <text:p text:style-name="P6">TRUE or FALSE</text:p>
          </table:table-cell>
          <table:table-cell table:style-name="Table1.A1" office:value-type="string">
            <text:p text:style-name="P6">TRUE</text:p>
          </table:table-cell>
        </table:table-row>
        <table:table-row>
          <table:table-cell table:style-name="Table1.A1" office:value-type="string">
            <text:p text:style-name="P6">chaos.monkey.assaults.exceptionsActive</text:p>
          </table:table-cell>
          <table:table-cell table:style-name="Table1.A1" office:value-type="string">
            <text:p text:style-name="P6">Exception assault active</text:p>
          </table:table-cell>
          <table:table-cell table:style-name="Table1.A1" office:value-type="string">
            <text:p text:style-name="P6">TRUE or FALSE</text:p>
          </table:table-cell>
          <table:table-cell table:style-name="Table1.A1" office:value-type="string">
            <text:p text:style-name="P6">FALSE</text:p>
          </table:table-cell>
        </table:table-row>
        <table:table-row>
          <table:table-cell table:style-name="Table1.A1" office:value-type="string">
            <text:p text:style-name="P6">chaos.monkey.assaults.killApplicationActive</text:p>
          </table:table-cell>
          <table:table-cell table:style-name="Table1.A1" office:value-type="string">
            <text:p text:style-name="P6">AppKiller assault active</text:p>
          </table:table-cell>
          <table:table-cell table:style-name="Table1.A1" office:value-type="string">
            <text:p text:style-name="P6">TRUE or FALSE</text:p>
          </table:table-cell>
          <table:table-cell table:style-name="Table1.A1" office:value-type="string">
            <text:p text:style-name="P6">FALSE</text:p>
          </table:table-cell>
        </table:table-row>
        <table:table-row>
          <table:table-cell table:style-name="Table1.A1" office:value-type="string">
            <text:p text:style-name="P6">chaos.monkey.watcher.controller</text:p>
          </table:table-cell>
          <table:table-cell table:style-name="Table1.A1" office:value-type="string">
            <text:p text:style-name="P6">Controller watcher active</text:p>
          </table:table-cell>
          <table:table-cell table:style-name="Table1.A1" office:value-type="string">
            <text:p text:style-name="P6">TRUE or FALSE</text:p>
          </table:table-cell>
          <table:table-cell table:style-name="Table1.A1" office:value-type="string">
            <text:p text:style-name="P6">FALSE</text:p>
          </table:table-cell>
        </table:table-row>
        <table:table-row>
          <table:table-cell table:style-name="Table1.A1" office:value-type="string">
            <text:p text:style-name="P6">chaos.monkey.watcher.restController</text:p>
          </table:table-cell>
          <table:table-cell table:style-name="Table1.A1" office:value-type="string">
            <text:p text:style-name="P6">RestController watcher active</text:p>
          </table:table-cell>
          <table:table-cell table:style-name="Table1.A1" office:value-type="string">
            <text:p text:style-name="P6">TRUE or FALSE</text:p>
          </table:table-cell>
          <table:table-cell table:style-name="Table1.A1" office:value-type="string">
            <text:p text:style-name="P6">FALSE</text:p>
          </table:table-cell>
        </table:table-row>
        <table:table-row>
          <table:table-cell table:style-name="Table1.A1" office:value-type="string">
            <text:p text:style-name="P6">chaos.monkey.watcher.service</text:p>
          </table:table-cell>
          <table:table-cell table:style-name="Table1.A1" office:value-type="string">
            <text:p text:style-name="P6">Service watcher active</text:p>
          </table:table-cell>
          <table:table-cell table:style-name="Table1.A1" office:value-type="string">
            <text:p text:style-name="P6">TRUE or FALSE</text:p>
          </table:table-cell>
          <table:table-cell table:style-name="Table1.A1" office:value-type="string">
            <text:p text:style-name="P6">TRUE</text:p>
          </table:table-cell>
        </table:table-row>
        <table:table-row>
          <table:table-cell table:style-name="Table1.A1" office:value-type="string">
            <text:p text:style-name="P6">chaos.monkey.watcher.repository</text:p>
          </table:table-cell>
          <table:table-cell table:style-name="Table1.A1" office:value-type="string">
            <text:p text:style-name="P6">Repository watcher active</text:p>
          </table:table-cell>
          <table:table-cell table:style-name="Table1.A1" office:value-type="string">
            <text:p text:style-name="P6">TRUE or FALSE</text:p>
          </table:table-cell>
          <table:table-cell table:style-name="Table1.A1" office:value-type="string">
            <text:p text:style-name="P6">FALSE</text:p>
          </table:table-cell>
        </table:table-row>
      </table:table>
      <text:h text:style-name="Heading_20_2" text:outline-level="2"/>
      <text:h text:style-name="Heading_20_2" text:outline-level="2"><text:a xlink:type="simple" xlink:href="https://codecentric.github.io/chaos-monkey-spring-boot/1.0.1/#watcher" text:style-name="Internet_20_link" text:visited-style-name="Visited_20_Internet_20_Link">Watcher</text:a></text:h>
      <text:p text:style-name="Text_20_body">A watcher is a Chaos Monkey for Spring Boot component, that will scan your app for a specific type of annotation.</text:p>
      <text:p text:style-name="Text_20_body">Following Spring annotation are supported:</text:p>
      <text:list xml:id="list2554238434166809611" text:style-name="L1">
        <text:list-item>
          <text:p text:style-name="P7"><text:soft-page-break/>@Controller</text:p>
        </text:list-item>
        <text:list-item>
          <text:p text:style-name="P7">@RestController</text:p>
        </text:list-item>
        <text:list-item>
          <text:p text:style-name="P7">@Service</text:p>
        </text:list-item>
        <text:list-item>
          <text:p text:style-name="P7">@Repository</text:p>
        </text:list-item>
      </text:list>
      <text:p text:style-name="Text_20_body">With the help of <text:a xlink:type="simple" xlink:href="https://docs.spring.io/spring/docs/current/spring-framework-reference/core.html#aop-api" text:style-name="Internet_20_link" text:visited-style-name="Visited_20_Internet_20_Link">Spring AOP</text:a>, Chaos Monkey recognizes the execution of a <text:span text:style-name="Emphasis">public</text:span> method and will either not execute any action or start one of its assaults. You can customize the behave by <text:a xlink:type="simple" xlink:href="https://codecentric.github.io/chaos-monkey-spring-boot/1.0.1/#configuration" text:style-name="Internet_20_link" text:visited-style-name="Visited_20_Internet_20_Link">configuration</text:a>.</text:p>
      <text:h text:style-name="Heading_20_2" text:outline-level="2"><text:a xlink:type="simple" xlink:href="https://codecentric.github.io/chaos-monkey-spring-boot/1.0.1/#assaults" text:style-name="Internet_20_link" text:visited-style-name="Visited_20_Internet_20_Link">Assaults</text:a></text:h>
      <text:p text:style-name="Text_20_body">Assaults are the heart of Monkey’s Chaos and he makes use of them based on your configuration. Following assaults are actual provided:</text:p>
      <text:list xml:id="list7679830379990609500" text:style-name="L2">
        <text:list-item>
          <text:p text:style-name="P8">Latency Assault</text:p>
          <text:list>
            <text:list-item>
              <text:p text:style-name="P8">adds random latency to the request</text:p>
            </text:list-item>
          </text:list>
        </text:list-item>
        <text:list-item>
          <text:p text:style-name="P8">Exception Assault</text:p>
          <text:list>
            <text:list-item>
              <text:p text:style-name="P8">throws Chaos Monkey Runtime Exception, if he wants to (random)</text:p>
            </text:list-item>
          </text:list>
        </text:list-item>
        <text:list-item>
          <text:p text:style-name="P8">AppKiller Assault</text:p>
          <text:list>
            <text:list-item>
              <text:p text:style-name="P8">Yeah, what can I say? It destroys the entire application!</text:p>
            </text:list-item>
          </text:list>
        </text:list-item>
      </text:list>
      <text:p text:style-name="P5">You can customize the behav<text:span text:style-name="T3">iour</text:span> of each Assault by configuration.</text:p>
      <text:p text:style-name="P3"/>
      <text:p text:style-name="P4"><text:span text:style-name="T2">In assaults, </text:span>level 1 means that every request will be assaulted. Level 10 means that every 10th request would be assaulted.</text:p>
      <text:p text:style-name="Text_20_body"/>
      <text:p text:style-name="P1">Reference link:</text:p>
      <text:p text:style-name="P1"/>
      <text:p text:style-name="P1"><text:span text:style-name="T1">1 </text:span><text:a xlink:type="simple" xlink:href="https://codecentric.github.io/chaos-monkey-spring-boot/1.0.1/#_properties" text:style-name="Internet_20_link" text:visited-style-name="Visited_20_Internet_20_Link">https://codecentric.github.io/chaos-monkey-spring-boot/1.0.1/#_properties</text:a></text:p>
      <text:p text:style-name="P2">2 <text:a xlink:type="simple" xlink:href="https://codecentric.github.io/chaos-monkey-spring-boot/2.0.0/" text:style-name="Internet_20_link" text:visited-style-name="Visited_20_Internet_20_Link">https://codecentric.github.io/chaos-monkey-spring-boot/2.0.0/</text:a></text:p>
      <text:p text:style-name="P2">3 <text:a xlink:type="simple" xlink:href="https://www.thecuriousdev.org/spring-boot-chaos-monkey/" text:style-name="Internet_20_link" text:visited-style-name="Visited_20_Internet_20_Link">https://www.thecuriousdev.org/spring-boot-chaos-monkey/</text:a></text:p>
      <text:p text:style-name="P2">4 <text:a xlink:type="simple" xlink:href="https://developer.ibm.com/recipes/tutorials/chaos-monkey-in-resilient-testing/" text:style-name="Internet_20_link" text:visited-style-name="Visited_20_Internet_20_Link">https://developer.ibm.com/recipes/tutorials/chaos-monkey-in-resilient-testing/</text:a></text:p>
      <text:p text:style-name="P2">5 <text:a xlink:type="simple" xlink:href="https://github.com/piomin/sample-spring-chaosmonkey/blob/master/product-service/src/main/resources/application.yml" text:style-name="Internet_20_link" text:visited-style-name="Visited_20_Internet_20_Link">https://github.com/piomin/sample-spring-chaosmonkey/blob/master/product-service/src/main/resources/application.yml</text:a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1:09:52.649235208</meta:creation-date>
    <dc:date>2019-04-08T15:17:56.623135135</dc:date>
    <meta:editing-duration>PT9M37S</meta:editing-duration>
    <meta:editing-cycles>6</meta:editing-cycles>
    <meta:generator>LibreOffice/5.1.6.2$Linux_X86_64 LibreOffice_project/10m0$Build-2</meta:generator>
    <meta:document-statistic meta:table-count="1" meta:image-count="0" meta:object-count="0" meta:page-count="2" meta:paragraph-count="71" meta:word-count="310" meta:character-count="2488" meta:non-whitespace-character-count="2258"/>
  </office:meta>
</office:document-meta>
</file>